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1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835307800015308658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843584551319040153" text:style-name="L2">
        <text:list-item>
          <text:p text:style-name="P10">1:42.3 <text:tab/>5. <text:s/>1:39.6</text:p>
        </text:list-item>
      </text:list>
      <text:list xml:id="list6401564487215991254" text:style-name="L3">
        <text:list-item>
          <text:p text:style-name="P11">1:43.3<text:tab/><text:tab/>6. <text:s/>1:38.3</text:p>
        </text:list-item>
        <text:list-item>
          <text:p text:style-name="P11">1:46.0<text:tab/><text:tab/>7. <text:s/>1:39.1</text:p>
        </text:list-item>
        <text:list-item>
          <text:p text:style-name="P11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182281711635805144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  <text:p text:style-name="P3"/>
      <text:p text:style-name="P2">Sat 8/6/16: <text:s/><text:span text:style-name="T1">2miles</text:span> </text:p>
      <text:p text:style-name="P2">I walked and ran 2 miles in 23:40. <text:s/>I walked 0.15 miles at the beginning of each mile. </text:p>
      <text:p text:style-name="P2"/>
      <text:p text:style-name="P2">Sun 8/7/16: <text:s/><text:span text:style-name="T1">1.5 miles</text:span></text:p>
      <text:p text:style-name="P2">I walked and ran 1.5 miles.</text:p>
      <text:p text:style-name="P2"/>
      <text:p text:style-name="P2">Mon 8/8/16: <text:s/><text:span text:style-name="T1">1.5 miles</text:span></text:p>
      <text:p text:style-name="P2">I walked and ran 1.5 miles.</text:p>
      <text:p text:style-name="P2"/>
      <text:p text:style-name="P2">Tues 8/9/16: <text:s/><text:span text:style-name="T1">1.5 miles</text:span></text:p>
      <text:p text:style-name="P2">I walked and ran 1.5 miles.</text:p>
      <text:p text:style-name="P2"/>
      <text:p text:style-name="P2">Wed 8/10/16: <text:s/><text:span text:style-name="T1">2 miles</text:span></text:p>
      <text:p text:style-name="P2">I ran 2 miles on the indoor track with no shoes.</text:p>
      <text:p text:style-name="P2"/>
      <text:p text:style-name="P2">Thur 8/11/16: <text:s/><text:span text:style-name="T1">3 miles</text:span></text:p>
      <text:p text:style-name="P2">I walked and ran 3 miles in 31:52 with a total of 1:20 of walking.</text:p>
      <text:p text:style-name="P2"/>
      <text:p text:style-name="P2">Fri <text:s/>8/12/16: <text:s/><text:span text:style-name="T1">3 miles</text:span></text:p>
      <text:p text:style-name="P2">I walked and ran 3 miles in 32:10 with a total of 1:30 of walking.</text:p>
      <text:p text:style-name="P2"/>
      <text:p text:style-name="P3">14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2T16:52:17.66</dc:date>
    <dc:creator>James Lombardi</dc:creator>
    <meta:editing-duration>PT15H1M8S</meta:editing-duration>
    <meta:editing-cycles>124</meta:editing-cycles>
    <meta:document-statistic meta:table-count="0" meta:image-count="0" meta:object-count="0" meta:page-count="4" meta:paragraph-count="90" meta:word-count="1013" meta:character-count="5031"/>
  </office:meta>
</office:document-meta>
</file>